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75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lorenz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cristian con o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Ore</text:p>
          </table:table-cell>
          <table:table-cell table:style-name="ce4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D13]+[.D14]" office:value-type="float" office:value="-169">
            <text:p>-169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1" office:value-type="float" office:value="5">
            <text:p>5</text:p>
          </table:table-cell>
          <table:table-cell table:formula="of:=58+48+56+34+3+48+11+9+24" office:value-type="float" office:value="291">
            <text:p>291</text:p>
          </table:table-cell>
          <table:table-cell table:formula="of:=[.B13]*60+[.C13]" office:value-type="float" office:value="591">
            <text:p>59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2-1-2-1" office:value-type="float" office:value="-7">
            <text:p>-7</text:p>
          </table:table-cell>
          <table:table-cell table:formula="of:=-22-30-13-47-23-50-42-52-8-33-20" office:value-type="float" office:value="-340">
            <text:p>-340</text:p>
          </table:table-cell>
          <table:table-cell table:formula="of:=[.B14]*60+[.C14]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5]*60+[.C15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table:formula="of:=-760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/>
          <table:table-cell table:formula="of:=[.D15]+[.D16]" office:value-type="float" office:value="768">
            <text:p>7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2]*60+[.C22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5]*60+[.C2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/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7];60)" office:value-type="float" office:value="22">
            <text:p>22</text:p>
          </table:table-cell>
          <table:table-cell table:formula="of:=MOD([.D27];60)" office:value-type="float" office:value="39">
            <text:p>39</text:p>
          </table:table-cell>
          <table:table-cell table:formula="of:=[.D26]+[.D17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33]+[.D32]" office:value-type="float" office:value="225">
            <text:p>225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" office:value-type="float" office:value="5">
            <text:p>5</text:p>
          </table:table-cell>
          <table:table-cell table:formula="of:=31+17+2+6+9+9+19+49+45+29+36+45+17" office:value-type="float" office:value="314">
            <text:p>314</text:p>
          </table:table-cell>
          <table:table-cell table:formula="of:=[.B32]*60+[.C32]" office:value-type="float" office:value="614">
            <text:p>614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3" office:value-type="float" office:value="-4">
            <text:p>-4</text:p>
          </table:table-cell>
          <table:table-cell table:formula="of:=-37-4-24-32-12-2-38" office:value-type="float" office:value="-149">
            <text:p>-149</text:p>
          </table:table-cell>
          <table:table-cell table:formula="of:=[.B33]*60+[.C33]"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number-columns-repeated="2"/>
          <table:table-cell table:formula="of:=[.D17]" office:value-type="float" office:value="768">
            <text:p>76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6]/60)" office:value-type="float" office:value="6">
            <text:p>6</text:p>
          </table:table-cell>
          <table:table-cell table:formula="of:=MOD([.D36];60)" office:value-type="float" office:value="19">
            <text:p>19</text:p>
          </table:table-cell>
          <table:table-cell table:formula="of:=[.D34]+[.D35]" office:value-type="float" office:value="379">
            <text:p>3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9]*60+[.C3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1]*60+[.C4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42]*60+[.C4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/>
          <table:table-cell table:formula="of:=[.D26]"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5];60)" office:value-type="float" office:value="20">
            <text:p>20</text:p>
          </table:table-cell>
          <table:table-cell table:formula="of:=MOD([.D45];60)" office:value-type="float" office:value="5">
            <text:p>5</text:p>
          </table:table-cell>
          <table:table-cell table:formula="of:=[.D44]+[.D31]-[.D35]" office:value-type="float" office:value="1205">
            <text:p>120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6];60)" office:value-type="float" office:value="26">
            <text:p>26</text:p>
          </table:table-cell>
          <table:table-cell table:formula="of:=MOD([.D46];60)" office:value-type="float" office:value="24">
            <text:p>24</text:p>
          </table:table-cell>
          <table:table-cell table:formula="of:=[.D45]+[.D36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D51]+[.D52]" office:value-type="float" office:value="192">
            <text:p>192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+2+1+1" office:value-type="float" office:value="9">
            <text:p>9</text:p>
          </table:table-cell>
          <table:table-cell table:formula="of:=21+16+43+29+12+2+16+11+22+19" office:value-type="float" office:value="191">
            <text:p>191</text:p>
          </table:table-cell>
          <table:table-cell table:formula="of:=[.B51]*60+[.C51]" office:value-type="float" office:value="731">
            <text:p>73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1-2-2-1" office:value-type="float" office:value="-7">
            <text:p>-7</text:p>
          </table:table-cell>
          <table:table-cell table:formula="of:=-10-2-26-12-25-1-43" office:value-type="float" office:value="-119">
            <text:p>-119</text:p>
          </table:table-cell>
          <table:table-cell table:formula="of:=[.B52]*60+[.C52]" office:value-type="float" office:value="-539">
            <text:p>-53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53];60)" office:value-type="float" office:value="6">
            <text:p>6</text:p>
          </table:table-cell>
          <table:table-cell table:formula="of:=MOD([.D53];60)" office:value-type="float" office:value="19">
            <text:p>19</text:p>
          </table:table-cell>
          <table:table-cell table:formula="of:=[.D36]" office:value-type="float" office:value="379">
            <text:p>37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office:value-type="float" office:value="-379">
            <text:p>-37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QUOTIENT([.D55];60)" office:value-type="float" office:value="0">
            <text:p>0</text:p>
          </table:table-cell>
          <table:table-cell table:formula="of:=MOD([.D55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formula="of:=QUOTIENT([.D57];60)" office:value-type="float" office:value="0">
            <text:p>0</text:p>
          </table:table-cell>
          <table:table-cell table:formula="of:=-MOD(-[.D57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formula="of:=QUOTIENT([.D58];60)" office:value-type="float" office:value="-14">
            <text:p>-14</text:p>
          </table:table-cell>
          <table:table-cell table:formula="of:=-MOD(-[.D58];60)" office:value-type="float" office:value="-24">
            <text:p>-24</text:p>
          </table:table-cell>
          <table:table-cell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0]*60+[.C6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62];60)" office:value-type="float" office:value="20">
            <text:p>20</text:p>
          </table:table-cell>
          <table:table-cell table:formula="of:=MOD([.D62];60)" office:value-type="float" office:value="5">
            <text:p>5</text:p>
          </table:table-cell>
          <table:table-cell table:formula="of:=[.D45]" office:value-type="float" office:value="1205">
            <text:p>120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3];60)" office:value-type="float" office:value="15">
            <text:p>15</text:p>
          </table:table-cell>
          <table:table-cell table:formula="of:=MOD([.D63];60)" office:value-type="float" office:value="12">
            <text:p>12</text:p>
          </table:table-cell>
          <table:table-cell table:formula="of:=[.D62]+[.D50]-[.D60]+[.D58]-[.D54]" office:value-type="float" office:value="912">
            <text:p>912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4];60)" office:value-type="float" office:value="15">
            <text:p>15</text:p>
          </table:table-cell>
          <table:table-cell table:formula="of:=MOD([.D64];60)" office:value-type="float" office:value="12">
            <text:p>12</text:p>
          </table:table-cell>
          <table:table-cell table:formula="of:=[.D63]+[.D55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D69]+[.D70]" office:value-type="float" office:value="570">
            <text:p>570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2" office:value-type="float" office:value="6">
            <text:p>6</text:p>
          </table:table-cell>
          <table:table-cell table:formula="of:=25+10+27+26+40+55+18+16+23+18+42+25" office:value-type="float" office:value="325">
            <text:p>325</text:p>
          </table:table-cell>
          <table:table-cell table:formula="of:=[.B69]*60+[.C69]" office:value-type="float" office:value="685">
            <text:p>685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0" office:value-type="float" office:value="0">
            <text:p>0</text:p>
          </table:table-cell>
          <table:table-cell table:formula="of:=-12-17-31-55" office:value-type="float" office:value="-115">
            <text:p>-115</text:p>
          </table:table-cell>
          <table:table-cell table:formula="of:=[.B70]*60+[.C70]" office:value-type="float" office:value="-115">
            <text:p>-11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71];60)" office:value-type="float" office:value="0">
            <text:p>0</text:p>
          </table:table-cell>
          <table:table-cell table:formula="of:=MOD([.D71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72]*60+[.C72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75]*60+[.C75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76]*60+[.C76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/>
          <table:table-cell office:value-type="float" office:value="300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80];60)" office:value-type="float" office:value="15">
            <text:p>15</text:p>
          </table:table-cell>
          <table:table-cell table:formula="of:=MOD([.D80];60)" office:value-type="float" office:value="12">
            <text:p>12</text:p>
          </table:table-cell>
          <table:table-cell table:formula="of:=[.D63]" office:value-type="float" office:value="912">
            <text:p>912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81];60)" office:value-type="float" office:value="19">
            <text:p>19</text:p>
          </table:table-cell>
          <table:table-cell table:formula="of:=MOD([.D81];60)" office:value-type="float" office:value="42">
            <text:p>42</text:p>
          </table:table-cell>
          <table:table-cell table:formula="of:=[.D80]+[.D68]-[.D78]-[.D76]" office:value-type="float" office:value="1182">
            <text:p>1182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82];60)" office:value-type="float" office:value="19">
            <text:p>19</text:p>
          </table:table-cell>
          <table:table-cell table:formula="of:=MOD([.D82];60)" office:value-type="float" office:value="42">
            <text:p>42</text:p>
          </table:table-cell>
          <table:table-cell table:formula="of:=[.D81]+[.D73]" office:value-type="float" office:value="1182">
            <text:p>118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9T15:37:00</dc:date>
    <dc:creator>Cristian Lucchesi</dc:creator>
    <meta:editing-duration>P4DT4H12M32S</meta:editing-duration>
    <meta:editing-cycles>12</meta:editing-cycles>
    <meta:generator>LibreOffice/3.5$Linux_X86_64 LibreOffice_project/350m1$Build-2</meta:generator>
    <meta:document-statistic meta:table-count="3" meta:cell-count="578" meta:object-count="0"/>
  </office:meta>
</office:document-meta>
</file>